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paragraph-rsid="000579d2"/>
    </style:style>
    <style:style style:name="P2" style:family="paragraph" style:parent-style-name="Standard" style:list-style-name="L1">
      <style:text-properties officeooo:paragraph-rsid="000579d2"/>
    </style:style>
    <style:style style:name="P3" style:family="paragraph" style:parent-style-name="Standard">
      <style:text-properties officeooo:paragraph-rsid="000579d2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paragraph-rsid="000579d2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579d2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paragraph-rsid="000579d2"/>
    </style:style>
    <style:style style:name="P7" style:family="paragraph" style:parent-style-name="Text_20_body">
      <style:text-properties officeooo:paragraph-rsid="000579d2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paragraph-rsid="000579d2" style:font-weight-asian="bold" style:font-weight-complex="bold"/>
    </style:style>
    <style:style style:name="P9" style:family="paragraph" style:parent-style-name="Table_20_Contents">
      <style:text-properties officeooo:paragraph-rsid="000579d2" fo:background-color="#ffff00"/>
    </style:style>
    <style:style style:name="P10" style:family="paragraph" style:parent-style-name="Table_20_Contents">
      <style:text-properties officeooo:paragraph-rsid="000579d2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plan </text:h>
      <text:p text:style-name="P3"/>
      <text:p text:style-name="P3">- how the social is being reorganised; vs the textual environment as complex, expanding space of flows; with intertextuality, textualities, tactics, etc (Couldry) </text:p>
      <text:p text:style-name="P3">- social as the most successful site of application of data techniques as well -- marketing and advertising more ffective than other places </text:p>
      <text:list xml:id="list7299952958570618810" text:style-name="L1">
        <text:list-item>
          <text:p text:style-name="P2">modes of organisation of data -- the data scientists, the utility of the social; the intelligent system</text:p>
        </text:list-item>
      </text:list>
      <text:p text:style-name="P3">scale &amp; pattern: they are entwined: scale supports pattern finding/matching; patterns organise scaling</text:p>
      <text:p text:style-name="P3">– select, gather, filter, sample, limit</text:p>
      <text:p text:style-name="P3">- embrace scale:</text:p>
      <text:p text:style-name="P6">- physics – lazarfeld, white, barabasi, watts</text:p>
      <text:p text:style-name="P6">- biology – Abbott</text:p>
      <text:p text:style-name="P6">- finance – astrophysics, etc</text:p>
      <text:p text:style-name="P6">- data journalism – database work; superrich; wikileaks – dealing with infrastructure – our use of bigquery, xls, mysql … <text:s/></text:p>
      <text:p text:style-name="P6">- data visualisation – aura of scale still present – Facebook ipo; marres on twitter;</text:p>
      <text:p text:style-name="P5">- look for pattern</text:p>
      <text:p text:style-name="P6">– recognise it – network forms – measures/metrics of relationality: </text:p>
      <text:p text:style-name="P6">– see it in lines and curves – data viz – add lines to curves; Hans</text:p>
      <text:p text:style-name="P6">– pattern recognition and predictive analytics – the transactional/marketing/targeting/personalization practices, and their success in marketing!</text:p>
      <text:p text:style-name="P6">– deep learning of everyone – amazon vs google: scale helps find pattern</text:p>
      <text:p text:style-name="P5">-conclusion – flow aura – the work of reproduction has its own aura: <text:span text:style-name="T1">infrastructural aura</text:span></text:p>
      <text:p text:style-name="P4"/>
      <text:h text:style-name="P1" text:outline-level="3">Why use digital methods?</text:h>
      <text:h text:style-name="P1" text:outline-level="3"><text:s/>the many attempts to study culture at every level driven by data --- brief overview of these: language, image, transaction, emotion, events, identity, etc </text:h>
      <text:h text:style-name="P1" text:outline-level="3"><text:s/>the organisation of attempts to study culture at scale: individual, smartness, massiveness </text:h>
      <text:h text:style-name="P1" text:outline-level="3">how to study them: </text:h>
      <text:p text:style-name="P7">look at flow of texts; look at flows of readers; look at flow of practices (Marres), including algorithms (D. Mackenzie), libraries, visual forms (Burrows); and especially writing and reading practices of data (us); </text:p>
      <text:p text:style-name="P3"><text:s text:c="5"/>database as ethnographic site </text:p>
      <text:p text:style-name="P3"><text:s text:c="5"/>flow of practices across groups </text:p>
      <text:p text:style-name="P3"><text:s text:c="5"/>organisation of algorithms -- their logistics, them as logistics </text:p>
      <text:p text:style-name="P8"/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hans</text:p>
          </table:table-cell>
          <table:table-cell table:style-name="Table1.A1" office:value-type="string">
            <text:p text:style-name="P10">mysql</text:p>
          </table:table-cell>
          <table:table-cell table:style-name="Table1.C1" office:value-type="string">
            <text:p text:style-name="P10">marres</text:p>
          </table:table-cell>
        </table:table-row>
        <table:table-row>
          <table:table-cell table:style-name="Table1.A2" office:value-type="string">
            <text:p text:style-name="P10">nyt</text:p>
          </table:table-cell>
          <table:table-cell table:style-name="Table1.A2" office:value-type="string">
            <text:p text:style-name="P10">pandas</text:p>
          </table:table-cell>
          <table:table-cell table:style-name="Table1.C2" office:value-type="string">
            <text:p text:style-name="P10">Microsoft sms</text:p>
          </table:table-cell>
        </table:table-row>
        <text:soft-page-break/>
        <table:table-row>
          <table:table-cell table:style-name="Table1.A2" office:value-type="string">
            <text:p text:style-name="P10">guardian</text:p>
          </table:table-cell>
          <table:table-cell table:style-name="Table1.A2" office:value-type="string">
            <text:p text:style-name="P10">R</text:p>
          </table:table-cell>
          <table:table-cell table:style-name="Table1.C2" office:value-type="string">
            <text:p text:style-name="P9">rogers</text:p>
          </table:table-cell>
        </table:table-row>
        <table:table-row>
          <table:table-cell table:style-name="Table1.A2" office:value-type="string">
            <text:p text:style-name="P10">Google brain</text:p>
          </table:table-cell>
          <table:table-cell table:style-name="Table1.A2" office:value-type="string">
            <text:p text:style-name="P9">ggplot2</text:p>
          </table:table-cell>
          <table:table-cell table:style-name="Table1.C2" office:value-type="string">
            <text:p text:style-name="P10">White</text:p>
          </table:table-cell>
        </table:table-row>
        <table:table-row>
          <table:table-cell table:style-name="Table1.A2" office:value-type="string">
            <text:p text:style-name="P9">kittydar</text:p>
          </table:table-cell>
          <table:table-cell table:style-name="Table1.A2" office:value-type="string">
            <text:p text:style-name="P10">gephi</text:p>
          </table:table-cell>
          <table:table-cell table:style-name="Table1.C2" office:value-type="string">
            <text:p text:style-name="P10">Watts/barabasi/UoMichigan</text:p>
          </table:table-cell>
        </table:table-row>
        <table:table-row>
          <table:table-cell table:style-name="Table1.A2" office:value-type="string">
            <text:p text:style-name="P10">Conditional random fields</text:p>
          </table:table-cell>
          <table:table-cell table:style-name="Table1.A2" office:value-type="string">
            <text:p text:style-name="P9">manyeyes</text:p>
          </table:table-cell>
          <table:table-cell table:style-name="Table1.C2" office:value-type="string">
            <text:p text:style-name="P10">manovich</text:p>
          </table:table-cell>
        </table:table-row>
        <table:table-row>
          <table:table-cell table:style-name="Table1.A2" office:value-type="string">
            <text:p text:style-name="P10">oreilly</text:p>
          </table:table-cell>
          <table:table-cell table:style-name="Table1.A2" office:value-type="string">
            <text:p text:style-name="P10">bigquery</text:p>
          </table:table-cell>
          <table:table-cell table:style-name="Table1.C2" office:value-type="string">
            <text:p text:style-name="P9">cosmos</text:p>
          </table:table-cell>
        </table:table-row>
        <table:table-row>
          <table:table-cell table:style-name="Table1.A2" office:value-type="string">
            <text:p text:style-name="P10">David – beautiful</text:p>
          </table:table-cell>
          <table:table-cell table:style-name="Table1.A2" office:value-type="string">
            <text:p text:style-name="P10">Apis/python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spss</text:p>
          </table:table-cell>
          <table:table-cell table:style-name="Table1.C2" office:value-type="string">
            <text:p text:style-name="P1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4-03-03T10:28:00</meta:creation-date>
    <dc:date>2014-03-03T10:28:20</dc:date>
    <dc:creator>adrian </dc:creator>
    <meta:editing-duration>P0D</meta:editing-duration>
    <meta:editing-cycles>1</meta:editing-cycles>
    <meta:document-statistic meta:table-count="1" meta:image-count="0" meta:object-count="0" meta:page-count="2" meta:paragraph-count="50" meta:word-count="314" meta:character-count="2185" meta:non-whitespace-character-count="1870"/>
    <meta:generator>LibreOffice/4.0.2.2$Linux_X86_64 LibreOffice_project/400m0$Build-2</meta:generator>
  </office:meta>
</office:document-meta>
</file>